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Ubuntu" fo:language="sk" fo:country="SK" officeooo:rsid="0003c29e" officeooo:paragraph-rsid="0003c29e"/>
    </style:style>
    <style:style style:name="P2" style:family="paragraph" style:parent-style-name="Text_20_body">
      <style:text-properties style:font-name="Ubuntu" fo:language="sk" fo:country="SK" officeooo:rsid="0003c29e" officeooo:paragraph-rsid="0003c29e"/>
    </style:style>
    <style:style style:name="T1" style:family="text">
      <style:text-properties officeooo:rsid="000492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zanie vonkajších závitov</text:p>
      <text:p text:style-name="P2"/>
      <text:p text:style-name="P2">Menšie závity režeme kruhovým závitovými čelusťami. Kruhová závitová čelusť je vlastne matica vyrobená z rezného materiálu a prispôsobená na oddelovanie triesok. Do matice sú excentricky vytvárané otvory, ktoré vytvárajú rezné kliny. <text:span text:style-name="T1">Závitové čeluste sa zhotovujú ako celistvé alebo rozrezané. Celistvé závitové čeľuste dávajú závitu správnu formu, veľkosť a tvar, kým rozrezané dovoľujú regulovať priemer, a preto dlhšie vydrž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2:44:06.040236457</meta:creation-date>
    <dc:date>2018-05-11T08:09:19.195244905</dc:date>
    <meta:editing-duration>PT19H11M1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2" meta:word-count="61" meta:character-count="456" meta:non-whitespace-character-count="397"/>
  </office:meta>
</office:document-meta>
</file>